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T7_2" style:family="text">
      <style:text-properties fo:font-style="italic" style:font-style-asian="italic" style:font-style-complex="italic" fo:language="none" fo:language-asian="none" fo:language-complex="none"/>
    </style:style>
    <style:style style:name="T7_3" style:family="text"/>
    <style:style style:name="T7_4" style:family="text">
      <style:text-properties fo:font-style="italic" style:font-style-asian="italic" style:font-style-complex="italic" fo:language="none" fo:language-asian="none" fo:language-complex="none"/>
    </style:style>
    <style:style style:name="T7_5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P9" style:family="paragraph" style:parent-style-name="Heading_20_2">
      <style:paragraph-properties fo:margin-top="0.527cm" fo:margin-bottom="0.527cm"/>
    </style:style>
    <style:style style:name="T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Heading_20_3">
      <style:paragraph-properties fo:margin-top="0.496cm" fo:margin-bottom="0.496cm"/>
    </style:style>
    <style:style style:name="T10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1" style:family="paragraph" style:parent-style-name="Normal">
      <style:paragraph-properties fo:margin-top="0.423cm" fo:margin-bottom="0.423cm"/>
    </style:style>
    <style:style style:name="T11_1" style:family="text"/>
    <style:style style:name="T11_2" style:family="text">
      <style:text-properties fo:font-style="italic" style:font-style-asian="italic" style:font-style-complex="italic" fo:language="none" fo:language-asian="none" fo:language-complex="none"/>
    </style:style>
    <style:style style:name="T11_3" style:family="text"/>
    <style:style style:name="T11_4" style:family="text">
      <style:text-properties fo:font-style="italic" style:font-style-asian="italic" style:font-style-complex="italic" fo:language="none" fo:language-asian="none" fo:language-complex="none"/>
    </style:style>
    <style:style style:name="T11_5" style:family="text"/>
    <style:style style:name="P12" style:family="paragraph" style:parent-style-name="Normal">
      <style:paragraph-properties fo:margin-top="0.353cm"/>
    </style:style>
    <style:style style:name="T1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3" style:family="paragraph" style:parent-style-name="Normal">
      <style:paragraph-properties fo:margin-top="0cm"/>
    </style:style>
    <style:style style:name="T1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4" style:family="paragraph" style:parent-style-name="Normal">
      <style:paragraph-properties fo:margin-top="0cm"/>
    </style:style>
    <style:style style:name="T1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5" style:family="paragraph" style:parent-style-name="Normal">
      <style:paragraph-properties fo:margin-top="0cm"/>
    </style:style>
    <style:style style:name="T1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6" style:family="paragraph" style:parent-style-name="Normal">
      <style:paragraph-properties fo:margin-top="0cm"/>
    </style:style>
    <style:style style:name="T1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7" style:family="paragraph" style:parent-style-name="Normal">
      <style:paragraph-properties fo:margin-top="0cm"/>
    </style:style>
    <style:style style:name="T1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8" style:family="paragraph" style:parent-style-name="Normal">
      <style:paragraph-properties fo:margin-top="0.423cm" fo:margin-bottom="0.423cm"/>
    </style:style>
    <style:style style:name="T18_1" style:family="text"/>
    <style:style style:name="P19" style:family="paragraph" style:parent-style-name="Normal">
      <style:paragraph-properties fo:margin-top="0.353cm"/>
    </style:style>
    <style:style style:name="T1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0" style:family="paragraph" style:parent-style-name="Normal">
      <style:paragraph-properties fo:margin-top="0cm"/>
    </style:style>
    <style:style style:name="T2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1" style:family="paragraph" style:parent-style-name="Normal">
      <style:paragraph-properties fo:margin-top="0.423cm"/>
    </style:style>
    <style:style style:name="T21_1" style:family="text"/>
    <style:style style:name="P22" style:family="paragraph" style:parent-style-name="Heading_20_3">
      <style:paragraph-properties fo:margin-top="0.496cm" fo:margin-bottom="0.496cm"/>
    </style:style>
    <style:style style:name="T22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3" style:family="paragraph" style:parent-style-name="Normal">
      <style:paragraph-properties fo:margin-top="0.423cm"/>
    </style:style>
    <style:style style:name="T23_1" style:family="text"/>
    <style:style style:name="T23_2" style:family="text">
      <style:text-properties fo:font-style="italic" style:font-style-asian="italic" style:font-style-complex="italic" fo:language="none" fo:language-asian="none" fo:language-complex="none"/>
    </style:style>
    <style:style style:name="T23_3" style:family="text"/>
    <style:style style:name="T23_4" style:family="text">
      <style:text-properties fo:font-style="italic" style:font-style-asian="italic" style:font-style-complex="italic" fo:language="none" fo:language-asian="none" fo:language-complex="none"/>
    </style:style>
    <style:style style:name="T23_5" style:family="text"/>
    <style:style style:name="T23_6" style:family="text">
      <style:text-properties fo:font-style="italic" style:font-style-asian="italic" style:font-style-complex="italic" fo:language="none" fo:language-asian="none" fo:language-complex="none"/>
    </style:style>
    <style:style style:name="T23_7" style:family="text"/>
    <style:style style:name="P24" style:family="paragraph" style:parent-style-name="Normal">
      <style:paragraph-properties fo:margin-top="0.423cm"/>
    </style:style>
    <style:style style:name="T24_1" style:family="text"/>
    <style:style style:name="P25" style:family="paragraph" style:parent-style-name="Normal">
      <style:paragraph-properties fo:margin-top="0.423cm"/>
    </style:style>
    <style:style style:name="T25_1" style:family="text"/>
    <style:style style:name="T25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5_3" style:family="text"/>
    <style:style style:name="T25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5_5" style:family="text"/>
    <style:style style:name="P26" style:family="paragraph" style:parent-style-name="Heading_20_3">
      <style:paragraph-properties fo:margin-top="0.496cm" fo:margin-bottom="0.496cm"/>
    </style:style>
    <style:style style:name="T26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7" style:family="paragraph" style:parent-style-name="Normal">
      <style:paragraph-properties fo:margin-top="0.423cm"/>
    </style:style>
    <style:style style:name="T27_1" style:family="text"/>
    <style:style style:name="T27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7_3" style:family="text"/>
    <style:style style:name="T27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7_5" style:family="text"/>
    <style:style style:name="P28" style:family="paragraph" style:parent-style-name="Normal">
      <style:paragraph-properties fo:margin-top="0.423cm"/>
    </style:style>
    <style:style style:name="T28_1" style:family="text"/>
    <style:style style:name="T28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8_3" style:family="text"/>
    <style:style style:name="T28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8_5" style:family="text"/>
    <style:style style:name="T28_6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8_7" style:family="text"/>
    <style:style style:name="P29" style:family="paragraph" style:parent-style-name="Normal">
      <style:paragraph-properties fo:margin-top="0.423cm"/>
    </style:style>
    <style:style style:name="T29_1" style:family="text"/>
    <style:style style:name="T29_2" style:family="text">
      <style:text-properties fo:font-style="italic" style:font-style-asian="italic" style:font-style-complex="italic" fo:language="none" fo:language-asian="none" fo:language-complex="none"/>
    </style:style>
    <style:style style:name="T29_3" style:family="text"/>
    <style:style style:name="T29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9_5" style:family="text"/>
    <style:style style:name="T29_6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9_7" style:family="text"/>
    <style:style style:name="P30" style:family="paragraph" style:parent-style-name="Heading_20_2">
      <style:paragraph-properties fo:margin-top="0.527cm" fo:margin-bottom="0.527cm"/>
    </style:style>
    <style:style style:name="T30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31" style:family="paragraph" style:parent-style-name="Normal">
      <style:paragraph-properties fo:margin-top="0.423cm"/>
    </style:style>
    <style:style style:name="T31_1" style:family="text"/>
    <style:style style:name="P32" style:family="paragraph" style:parent-style-name="Normal">
      <style:paragraph-properties fo:margin-top="0.423cm"/>
    </style:style>
    <style:style style:name="T32_1" style:family="text"/>
    <style:style style:name="T32_2" style:family="text">
      <style:text-properties fo:font-style="italic" style:font-style-asian="italic" style:font-style-complex="italic" fo:language="none" fo:language-asian="none" fo:language-complex="none"/>
    </style:style>
    <style:style style:name="T32_3" style:family="text"/>
    <style:style style:name="T32_4" style:family="text">
      <style:text-properties fo:font-style="italic" style:font-style-asian="italic" style:font-style-complex="italic" fo:language="none" fo:language-asian="none" fo:language-complex="none"/>
    </style:style>
    <style:style style:name="T32_5" style:family="text"/>
    <style:style style:name="T32_6" style:family="text">
      <style:text-properties fo:font-style="italic" style:font-style-asian="italic" style:font-style-complex="italic" fo:language="none" fo:language-asian="none" fo:language-complex="none"/>
    </style:style>
    <style:style style:name="T32_7" style:family="text"/>
    <style:style style:name="T32_8" style:family="text">
      <style:text-properties fo:font-style="italic" style:font-style-asian="italic" style:font-style-complex="italic" fo:language="none" fo:language-asian="none" fo:language-complex="none"/>
    </style:style>
    <style:style style:name="T32_9" style:family="text"/>
    <style:style style:name="T32_10" style:family="text">
      <style:text-properties fo:font-style="italic" style:font-style-asian="italic" style:font-style-complex="italic" fo:language="none" fo:language-asian="none" fo:language-complex="none"/>
    </style:style>
    <style:style style:name="T32_11" style:family="text"/>
    <style:style style:name="T32_12" style:family="text">
      <style:text-properties fo:font-style="italic" style:font-style-asian="italic" style:font-style-complex="italic" fo:language="none" fo:language-asian="none" fo:language-complex="none"/>
    </style:style>
    <style:style style:name="T32_13" style:family="text"/>
    <style:style style:name="T32_14" style:family="text">
      <style:text-properties fo:font-style="italic" style:font-style-asian="italic" style:font-style-complex="italic" fo:language="none" fo:language-asian="none" fo:language-complex="none"/>
    </style:style>
    <style:style style:name="T32_15" style:family="text"/>
    <style:style style:name="P33" style:family="paragraph" style:parent-style-name="Normal">
      <style:paragraph-properties fo:margin-top="0.423cm" fo:margin-bottom="0.423cm"/>
    </style:style>
    <style:style style:name="T33_1" style:family="text"/>
    <style:style style:name="T33_2" style:family="text"/>
    <style:style style:name="T33_3" style:family="text">
      <style:text-properties fo:color="#0000ee" fo:language="none" fo:language-asian="none" fo:language-complex="none" style:text-underline-style="solid" style:text-underline-color="font-color"/>
    </style:style>
    <style:style style:name="T33_4" style:family="text"/>
    <style:style style:name="T33_5" style:family="text"/>
    <style:style style:name="T33_6" style:family="text">
      <style:text-properties fo:color="#0000ee" fo:language="none" fo:language-asian="none" fo:language-complex="none" style:text-underline-style="solid" style:text-underline-color="font-color"/>
    </style:style>
    <style:style style:name="T33_7" style:family="text"/>
  </office:automatic-styles>
  <office:body>
    <office:text>
      <text:h text:style-name="P1" text:outline-level="1"><text:span text:style-name="T1_1">Token-Ize<text:s/>Me<text:s/>-<text:s/>The<text:s/>Basics<text:s/>of<text:s/>ERC20<text:s/>Tokens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9-07-11<text:s/>12:55:46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One<text:s/>of<text:s/>the<text:s/>most<text:s/>interesting<text:s/>and<text:s/>powerful<text:s/>capabilities<text:s/>of<text:s/>the<text:s/>Ethereum<text:s/>network<text:s/>is<text:s/>the<text:s/>ability<text:s/>to<text:s/>create<text:s/>new<text:s/>currencies<text:s/>that<text:s/>operate<text:s/></text:span><text:span text:style-name="T7_2">on<text:s/>top<text:s/>of</text:span><text:span text:style-name="T7_3"><text:s/>the<text:s/>base<text:s/>network.<text:s/>By<text:s/>using<text:s/>smart<text:s/>contracts,<text:s/>it's<text:s/>possible<text:s/>to<text:s/>create<text:s/>a<text:s/>currency<text:s/>called<text:s/>a<text:s/></text:span><text:span text:style-name="T7_4">token<text:s/></text:span><text:span text:style-name="T7_5">without<text:s/>having<text:s/>to<text:s/>fork<text:s/>an<text:s/>existing<text:s/>currency's<text:s/>code<text:s/>and<text:s/>create<text:s/>a<text:s/>new<text:s/>decentralized<text:s/>network.<text:s/>Coins<text:s/>such<text:s/>as<text:s/>Litecoin<text:s/>follow<text:s/>the<text:s/>latter<text:s/>approach<text:s/>-<text:s/>Litecoin<text:s/>exists<text:s/>as<text:s/>its<text:s/>own<text:s/>network<text:s/>that<text:s/>runs<text:s/>on<text:s/>a<text:s/>modified<text:s/>version<text:s/>of<text:s/>Bitcoin's<text:s/>code.<text:s/>However,<text:s/>tokens<text:s/>such<text:s/>as<text:s/>0x<text:s/>(ZRX),<text:s/>Basic<text:s/>Attention<text:s/>Token<text:s/>(BAT),<text:s/>and<text:s/>Paxos<text:s/>(PAX)<text:s/>exist<text:s/>by<text:s/>leveraging<text:s/>the<text:s/>existing<text:s/>Ethereum<text:s/>network's<text:s/>smart<text:s/>contract<text:s/>capability.</text:span></text:p>
      <text:p text:style-name="P8"><text:span text:style-name="T8_1">However,<text:s/>there<text:s/>are<text:s/>so<text:s/>many<text:s/>tokens<text:s/>out<text:s/>there<text:s/>that<text:s/>it<text:s/>would<text:s/>be<text:s/>nearly<text:s/>impossible<text:s/>for<text:s/>wallet<text:s/>creators<text:s/>and<text:s/>exchanges<text:s/>to<text:s/>keep<text:s/>up<text:s/>with<text:s/>each<text:s/>individual<text:s/>token's<text:s/>smart<text:s/>contract<text:s/>API.<text:s/>In<text:s/>order<text:s/>to<text:s/>make<text:s/>it<text:s/>easier<text:s/>to<text:s/>create<text:s/>and<text:s/>support<text:s/>Ethereum<text:s/>tokens,<text:s/>the<text:s/>ERC20<text:s/>standard<text:s/>was<text:s/>introduced.<text:s/>This<text:s/>standard<text:s/>specifies<text:s/>a<text:s/>common<text:s/>set<text:s/>of<text:s/>smart<text:s/>contract<text:s/>functions<text:s/>and<text:s/>events<text:s/>for<text:s/>a<text:s/>token.<text:s/>Let's<text:s/>take<text:s/>a<text:s/>look<text:s/>at<text:s/>this<text:s/>standard<text:s/>smart<text:s/>contract<text:s/>interface<text:s/>and<text:s/>how<text:s/>it<text:s/>works.</text:span></text:p>
      <text:h text:style-name="P9" text:outline-level="2"><text:span text:style-name="T9_1">ERC20<text:s/>Contracts</text:span></text:h>
      <text:h text:style-name="P10" text:outline-level="3"><text:span text:style-name="T10_1">The<text:s/>Standard<text:s/>Contract<text:s/>Format</text:span></text:h>
      <text:p text:style-name="P11"><text:span text:style-name="T11_1">The<text:s/>ERC20<text:s/>standard<text:s/>defines<text:s/>a<text:s/>set<text:s/>of<text:s/></text:span><text:span text:style-name="T11_2">functions<text:s/></text:span><text:span text:style-name="T11_3">and<text:s/></text:span><text:span text:style-name="T11_4">events<text:s/></text:span><text:span text:style-name="T11_5">that<text:s/>a<text:s/>token<text:s/>smart<text:s/>contract<text:s/>should<text:s/>define.<text:s/>The<text:s/>functions<text:s/>are:</text:span></text:p>
      <text:p text:style-name="P12"><text:span text:style-name="T12_1">function<text:s/>totalSupply()<text:s/>public<text:s/>view<text:s/>returns<text:s/>(uint);</text:span></text:p>
      <text:p text:style-name="P13"><text:span text:style-name="T13_1">function<text:s/>balanceOf(address<text:s/>tokenOwner)<text:s/>public<text:s/>view<text:s/>returns<text:s/>(uint<text:s/>balance);</text:span></text:p>
      <text:p text:style-name="P14"><text:span text:style-name="T14_1">function<text:s/>allowance(address<text:s/>tokenOwner,<text:s/>address<text:s/>spender)<text:s/>public<text:s/>view<text:s/>returns<text:s/>(uint<text:s/>remaining);</text:span></text:p>
      <text:p text:style-name="P15"><text:span text:style-name="T15_1">function<text:s/>transfer(address<text:s/>to,<text:s/>uint<text:s/>tokens)<text:s/>public<text:s/>returns<text:s/>(bool<text:s/>success);</text:span></text:p>
      <text:p text:style-name="P16"><text:span text:style-name="T16_1">function<text:s/>approve(address<text:s/>spender,<text:s/>uint<text:s/>tokens)<text:s/>public<text:s/>returns<text:s/>(bool<text:s/>success);</text:span></text:p>
      <text:p text:style-name="P17"><text:span text:style-name="T17_1">function<text:s/>transferFrom(address<text:s/>from,<text:s/>address<text:s/>to,<text:s/>uint<text:s/>tokens)<text:s/>public<text:s/>returns<text:s/>(bool<text:s/>success);</text:span></text:p>
      <text:p text:style-name="P18"><text:span text:style-name="T18_1">There<text:s/>are<text:s/>two<text:s/>events<text:s/>associated<text:s/>with<text:s/>the<text:s/>contract<text:s/>as<text:s/>well:</text:span></text:p>
      <text:p text:style-name="P19"><text:span text:style-name="T19_1">event<text:s/>Transfer(address<text:s/>indexed<text:s/>from,<text:s/>address<text:s/>indexed<text:s/>to,<text:s/>uint<text:s/>tokens);</text:span></text:p>
      <text:p text:style-name="P20"><text:span text:style-name="T20_1">event<text:s/>Approval(address<text:s/>indexed<text:s/>tokenOwner,<text:s/>address<text:s/>indexed<text:s/>spender,<text:s/>uint<text:s/>tokens</text:span></text:p>
      <text:p text:style-name="P21"><text:span text:style-name="T21_1">The<text:s/>list<text:s/>of<text:s/>required<text:s/>fields<text:s/>is<text:s/>fairly<text:s/>simple,<text:s/>but<text:s/>let's<text:s/>break<text:s/>down<text:s/>more<text:s/>how<text:s/>a<text:s/>contract<text:s/>like<text:s/>this<text:s/>works<text:s/>and<text:s/>summarize<text:s/>what<text:s/>each<text:s/>function<text:s/>does.</text:span></text:p>
      <text:h text:style-name="P22" text:outline-level="3"><text:span text:style-name="T22_1">Token<text:s/>Contract<text:s/>Creation</text:span></text:h>
      <text:p text:style-name="P23"><text:span text:style-name="T23_1">Any<text:s/>time<text:s/>a<text:s/>smart<text:s/>contract<text:s/>is<text:s/></text:span><text:span text:style-name="T23_2">deployed<text:s/></text:span><text:span text:style-name="T23_3">on<text:s/>the<text:s/>Ethereum<text:s/>network,<text:s/>it<text:s/>becomes<text:s/>a<text:s/>permanent<text:s/>part<text:s/>of<text:s/>the<text:s/>blockchain<text:s/>that<text:s/>others<text:s/>can<text:s/>interact<text:s/>with<text:s/>by<text:s/>sending<text:s/>a<text:s/>transaction<text:s/>to<text:s/>the<text:s/></text:span><text:span text:style-name="T23_4">contract<text:s/>address<text:s/></text:span><text:span text:style-name="T23_5">with<text:s/>a<text:s/>function<text:s/>call<text:s/>in<text:s/>the<text:s/></text:span><text:span text:style-name="T23_6">data<text:s/></text:span><text:span text:style-name="T23_7">section<text:s/>of<text:s/>the<text:s/>transaction.</text:span></text:p>
      <text:p text:style-name="P24"><text:span text:style-name="T24_1">When<text:s/>a<text:s/>fixed-supply<text:s/>token<text:s/>contract<text:s/>is<text:s/>created<text:s/>(a<text:s/>common<text:s/>and<text:s/>simple<text:s/>type<text:s/>of<text:s/>token),<text:s/>the<text:s/>first<text:s/>thing<text:s/>it<text:s/>does<text:s/>is<text:s/>assign<text:s/>the<text:s/>total<text:s/>supply<text:s/>balance<text:s/>to<text:s/>the<text:s/>contract<text:s/>address<text:s/>owner,<text:s/>so<text:s/>the<text:s/>total<text:s/>amount<text:s/>of<text:s/>tokens<text:s/>is<text:s/>accounted<text:s/>for.<text:s/>Different<text:s/>types<text:s/>of<text:s/>tokens<text:s/>might<text:s/>allow<text:s/>a<text:s/>mining<text:s/>process<text:s/>where<text:s/>when<text:s/>a<text:s/>new<text:s/>Ethereum<text:s/>block<text:s/>is<text:s/>found,<text:s/>that<text:s/>miner<text:s/>also<text:s/>gets<text:s/>some<text:s/>of<text:s/>the<text:s/>tokens.<text:s/>But<text:s/>we're<text:s/>focused<text:s/>on<text:s/>simple<text:s/>fixed-supply<text:s/>contracts<text:s/>here,<text:s/>so<text:s/>assume<text:s/>when<text:s/>the<text:s/>contract<text:s/>is<text:s/>created<text:s/>the<text:s/>owner<text:s/>of<text:s/>the<text:s/>Ethereum<text:s/>contract<text:s/>address<text:s/>now<text:s/>owns<text:s/>the<text:s/>full<text:s/>supply<text:s/>of<text:s/>this<text:s/>token.</text:span></text:p>
      <text:p text:style-name="P25"><text:span text:style-name="T25_1">At<text:s/>any<text:s/>time,<text:s/>another<text:s/>user<text:s/>can<text:s/>see<text:s/>the<text:s/>total<text:s/>supply<text:s/>of<text:s/>tokens<text:s/>by<text:s/>creating<text:s/>a<text:s/>tx<text:s/>that<text:s/>calls<text:s/></text:span><text:span text:style-name="T25_2">totalSupply</text:span><text:span text:style-name="T25_3">,<text:s/>and<text:s/>balances<text:s/>can<text:s/>be<text:s/>checked<text:s/>by<text:s/>calling<text:s/></text:span><text:span text:style-name="T25_4">balanceOf</text:span><text:span text:style-name="T25_5"><text:s/>with<text:s/>an<text:s/>address.<text:s/></text:span></text:p>
      <text:h text:style-name="P26" text:outline-level="3"><text:span text:style-name="T26_1">Token<text:s/>Transactions</text:span></text:h>
      <text:p text:style-name="P27"><text:span text:style-name="T27_1">There<text:s/>are<text:s/>now<text:s/>two<text:s/>types<text:s/>of<text:s/>token<text:s/>transactions<text:s/>our<text:s/>smart<text:s/>contract<text:s/>interface<text:s/>allows.<text:s/>The<text:s/>first<text:s/>is<text:s/>pretty<text:s/>simple:<text:s/>it's<text:s/>the<text:s/></text:span><text:span text:style-name="T27_2">transfer</text:span><text:span text:style-name="T27_3"><text:s/>functionality<text:s/>from<text:s/>the<text:s/>contract<text:s/>address<text:s/>owner<text:s/>to<text:s/>another<text:s/>recepient.<text:s/>Ethereum<text:s/>tokens<text:s/>use<text:s/>Ethereum<text:s/>addresses<text:s/>for<text:s/>sending<text:s/>and<text:s/>receiving,<text:s/>so<text:s/>it's<text:s/>simple<text:s/>in<text:s/>that<text:s/>regard.<text:s/>So<text:s/>to<text:s/>do<text:s/>a<text:s/></text:span><text:span text:style-name="T27_4">transfer</text:span><text:span text:style-name="T27_5">,<text:s/>the<text:s/>owner<text:s/>creates<text:s/>a<text:s/>transaction<text:s/>on<text:s/>Ethereum<text:s/>that<text:s/>calls<text:s/>the<text:s/>transfer<text:s/>function,<text:s/>specifying<text:s/>an<text:s/>amount<text:s/>and<text:s/>the<text:s/>new<text:s/>owner.</text:span></text:p>
      <text:p text:style-name="P28"><text:span text:style-name="T28_1">The<text:s/>second<text:s/>type<text:s/>of<text:s/>transfer<text:s/>is<text:s/>a<text:s/>little<text:s/>more<text:s/>interesting<text:s/>and<text:s/>complex.<text:s/>The<text:s/>ERC20<text:s/>standard<text:s/>allows<text:s/>a<text:s/>withdrawal<text:s/>type<text:s/>mechanism.<text:s/>First,<text:s/>the<text:s/>contract<text:s/>address<text:s/>owner<text:s/>must<text:s/>call<text:s/></text:span><text:span text:style-name="T28_2">approve</text:span><text:span text:style-name="T28_3"><text:s/>in<text:s/>a<text:s/>transaction,<text:s/>specifying<text:s/>a<text:s/>new<text:s/>address<text:s/>that<text:s/>is<text:s/>allowed<text:s/>to<text:s/>withdraw<text:s/>and<text:s/>what<text:s/>the<text:s/>maximum<text:s/>withdrawal<text:s/>amount<text:s/>is.<text:s/>Then,<text:s/>the<text:s/>withdrawal<text:s/>address<text:s/>owner<text:s/>can<text:s/>call<text:s/></text:span><text:span text:style-name="T28_4">allowance</text:span><text:span text:style-name="T28_5"><text:s/>to<text:s/>see<text:s/>their<text:s/>"account<text:s/>balance"<text:s/>and<text:s/>use<text:s/></text:span><text:span text:style-name="T28_6">transferFrom</text:span><text:span text:style-name="T28_7"><text:s/>to<text:s/>withdraw<text:s/>from<text:s/>the<text:s/>approved<text:s/>account<text:s/>to<text:s/>a<text:s/>new<text:s/>address.</text:span></text:p>
      <text:p text:style-name="P29"><text:span text:style-name="T29_1">Finally,<text:s/>most<text:s/>contracts<text:s/>will<text:s/></text:span><text:span text:style-name="T29_2">emit<text:s/></text:span><text:span text:style-name="T29_3">an<text:s/>event<text:s/>on<text:s/></text:span><text:span text:style-name="T29_4">Transfer</text:span><text:span text:style-name="T29_5"><text:s/>or<text:s/></text:span><text:span text:style-name="T29_6">Approval</text:span><text:span text:style-name="T29_7"><text:s/>so<text:s/>that<text:s/>other<text:s/>contracts<text:s/>can<text:s/>listen<text:s/>and<text:s/>do<text:s/>something<text:s/>when<text:s/>the<text:s/>event<text:s/>is<text:s/>fired<text:s/>off.<text:s/>For<text:s/>example,<text:s/>we<text:s/>may<text:s/>have<text:s/>a<text:s/>contract<text:s/>that<text:s/>waits<text:s/>for<text:s/>approval<text:s/>to<text:s/>conduct<text:s/>a<text:s/>withdrawal<text:s/>of<text:s/>a<text:s/>token.</text:span></text:p>
      <text:h text:style-name="P30" text:outline-level="2"><text:span text:style-name="T30_1">Tokens<text:s/>Made<text:s/>Simple</text:span></text:h>
      <text:p text:style-name="P31"><text:span text:style-name="T31_1">There's<text:s/>a<text:s/>lot<text:s/>going<text:s/>on<text:s/>when<text:s/>it<text:s/>comes<text:s/>to<text:s/>understanding<text:s/>Ethereum<text:s/>smart<text:s/>contract<text:s/>execution,<text:s/>but<text:s/>thankfully<text:s/>the<text:s/>ERC20<text:s/>interface<text:s/>can<text:s/>be<text:s/>understood<text:s/>at<text:s/>a<text:s/>high<text:s/>level<text:s/>by<text:s/>discussing<text:s/>the<text:s/>basic<text:s/>functionality<text:s/>of<text:s/>each<text:s/>defined<text:s/>function<text:s/>and<text:s/>event.</text:span></text:p>
      <text:p text:style-name="P32"><text:span text:style-name="T32_1">With<text:s/>ERC20,<text:s/>we<text:s/>can<text:s/>create<text:s/>a<text:s/>token,<text:s/>and<text:s/>easily<text:s/>retrieve<text:s/>the<text:s/></text:span><text:span text:style-name="T32_2">total<text:s/>supply<text:s/></text:span><text:span text:style-name="T32_3">or<text:s/>an<text:s/></text:span><text:span text:style-name="T32_4">address<text:s/>balance.<text:s/></text:span><text:span text:style-name="T32_5">We<text:s/>can<text:s/>do<text:s/>a<text:s/>simple<text:s/></text:span><text:span text:style-name="T32_6">transfer</text:span><text:span text:style-name="T32_7"><text:s/>out<text:s/>of<text:s/>an<text:s/>address<text:s/>we<text:s/>own,<text:s/>or<text:s/></text:span><text:span text:style-name="T32_8">approve</text:span><text:span text:style-name="T32_9"><text:s/>withdrawals<text:s/>by<text:s/>another<text:s/>account<text:s/>that<text:s/>will<text:s/></text:span><text:span text:style-name="T32_10">transfer<text:s/>from<text:s/></text:span><text:span text:style-name="T32_11">the<text:s/>approved<text:s/>account.<text:s/>Finally,<text:s/>other<text:s/>contracts<text:s/>can<text:s/>listen<text:s/>for<text:s/></text:span><text:span text:style-name="T32_12">approval<text:s/></text:span><text:span text:style-name="T32_13">and<text:s/></text:span><text:span text:style-name="T32_14">transfer<text:s/></text:span><text:span text:style-name="T32_15">events<text:s/>so<text:s/>they<text:s/>can<text:s/>do<text:s/>something<text:s/>interesting.<text:s/></text:span></text:p>
      <text:p text:style-name="P33"><text:span text:style-name="T33_1">For<text:s/>further<text:s/>reading,<text:s/>the<text:s/>Ethereum<text:s/>Wiki<text:s/>has<text:s/>a<text:s/>s</text:span><text:span text:style-name="T33_2"><text:a xlink:type="simple" xlink:href="https://theethereum.wiki/w/index.php/ERC20_Token_Standard"><text:span text:style-name="T33_3">ection<text:s/>on<text:s/>the<text:s/>ERC20<text:s/>standard<text:s/>with<text:s/>a<text:s/>code<text:s/>example</text:span></text:a></text:span><text:span text:style-name="T33_4"><text:s/>that<text:s/>may<text:s/>be<text:s/>useful.<text:s/>There<text:s/>are<text:s/></text:span><text:span text:style-name="T33_5"><text:a xlink:type="simple" xlink:href="https://eidoo.io/erc20-tokens-list"><text:span text:style-name="T33_6">tons<text:s/>of<text:s/>tokens<text:s/>out<text:s/>there</text:span></text:a></text:span><text:span text:style-name="T33_7"><text:s/>you<text:s/>may<text:s/>be<text:s/>interested<text:s/>in<text:s/>exploring<text:s/>as<text:s/>well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Token-Ize Me - The Basics of ERC20 Tokens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